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venir Next" svg:font-family="'Avenir Next', 'Roboto Condensed', Arial, sans-serif"/>
    <style:font-face style:name="Mangal2" svg:font-family="Mangal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Heading_20_1">
      <style:text-properties style:font-name="Liberation Sans" fo:font-size="18.2000007629395pt" fo:font-weight="bold" officeooo:rsid="001f1084" officeooo:paragraph-rsid="001f1084" style:font-name-asian="Microsoft YaHei" style:font-size-asian="18.2000007629395pt" style:font-weight-asian="bold" style:font-name-complex="Mangal" style:font-size-complex="18.2000007629395pt" style:font-weight-complex="bold"/>
    </style:style>
    <style:style style:name="P3" style:family="paragraph" style:parent-style-name="Heading_20_2">
      <style:text-properties officeooo:rsid="001f1084" officeooo:paragraph-rsid="001f1084"/>
    </style:style>
    <style:style style:name="P4" style:family="paragraph" style:parent-style-name="Standard">
      <style:text-properties style:font-name="Liberation Sans" officeooo:rsid="001d1e21" officeooo:paragraph-rsid="001f1084"/>
    </style:style>
    <style:style style:name="P5" style:family="paragraph" style:parent-style-name="Standard">
      <style:text-properties style:font-name="Liberation Sans" officeooo:paragraph-rsid="0016208a"/>
    </style:style>
    <style:style style:name="P6" style:family="paragraph" style:parent-style-name="Standard">
      <style:text-properties officeooo:rsid="001f1084" officeooo:paragraph-rsid="001f1084"/>
    </style:style>
    <style:style style:name="P7" style:family="paragraph" style:parent-style-name="Standard" style:list-style-name="L2">
      <style:text-properties officeooo:rsid="001f1084" officeooo:paragraph-rsid="001f1084"/>
    </style:style>
    <style:style style:name="P8" style:family="paragraph" style:parent-style-name="Standard" style:list-style-name="L2">
      <style:text-properties officeooo:paragraph-rsid="001f1084"/>
    </style:style>
    <style:style style:name="P9" style:family="paragraph" style:parent-style-name="Text_20_body">
      <style:text-properties style:font-name="Liberation Sans" officeooo:rsid="001780bb" officeooo:paragraph-rsid="0016208a"/>
    </style:style>
    <style:style style:name="P10" style:family="paragraph" style:parent-style-name="Text_20_body" style:list-style-name="L1">
      <style:text-properties style:font-name="Liberation Sans" officeooo:rsid="001780bb" officeooo:paragraph-rsid="001780bb"/>
    </style:style>
    <style:style style:name="P11" style:family="paragraph" style:parent-style-name="Text_20_body">
      <style:text-properties officeooo:paragraph-rsid="000d2253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color="#000000" style:font-name="Liberation Sans" style:text-underline-style="solid" style:text-underline-width="auto" style:text-underline-color="font-color" officeooo:rsid="001f1084"/>
    </style:style>
    <style:style style:name="T4" style:family="text">
      <style:text-properties fo:color="#000000" style:font-name="Liberation Sans" style:text-underline-style="none" officeooo:rsid="001f1084"/>
    </style:style>
    <style:style style:name="T5" style:family="text">
      <style:text-properties fo:color="#000000" style:font-name="Liberation Sans" fo:font-size="12pt" style:text-underline-style="none" officeooo:rsid="001f1084" style:font-size-asian="12pt" style:font-size-complex="12pt"/>
    </style:style>
    <style:style style:name="T6" style:family="text">
      <style:text-properties fo:color="#000000" style:font-name="Liberation Sans" fo:font-size="12pt" style:text-underline-style="solid" style:text-underline-width="auto" style:text-underline-color="font-color" officeooo:rsid="001f1084" style:font-size-asian="12pt" style:font-size-complex="12pt"/>
    </style:style>
    <style:style style:name="T7" style:family="text">
      <style:text-properties fo:color="#000000" style:text-line-through-style="solid" style:text-line-through-type="single" style:font-name="Liberation Sans" style:text-underline-style="none" officeooo:rsid="001f1084"/>
    </style:style>
    <style:style style:name="T8" style:family="text">
      <style:text-properties fo:color="#000000" style:text-line-through-style="solid" style:text-line-through-type="single" style:font-name="Liberation Sans" fo:font-size="12pt" style:text-underline-style="none" officeooo:rsid="001f1084" style:font-size-asian="12pt" style:font-size-complex="12pt"/>
    </style:style>
    <style:style style:name="T9" style:family="text">
      <style:text-properties fo:color="#000000" style:text-line-through-style="none" style:text-line-through-type="none" style:font-name="Liberation Sans" style:text-underline-style="none" officeooo:rsid="001f1084"/>
    </style:style>
    <style:style style:name="T10" style:family="text">
      <style:text-properties fo:color="#000000" style:text-line-through-style="none" style:text-line-through-type="none" style:font-name="Liberation Sans" fo:font-size="12pt" style:text-underline-style="none" officeooo:rsid="001f1084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size="18.2000007629395pt" fo:font-weight="bold" officeooo:rsid="001d1e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Liberation Sans" officeooo:rsid="001f1084"/>
    </style:style>
    <style:style style:name="T16" style:family="text">
      <style:text-properties style:font-name="Liberation Sans" officeooo:rsid="001d1e21"/>
    </style:style>
    <style:style style:name="T17" style:family="text">
      <style:text-properties style:font-name="Liberation Sans" style:text-underline-style="solid" style:text-underline-width="auto" style:text-underline-color="font-color" officeooo:rsid="001f1084"/>
    </style:style>
    <style:style style:name="T18" style:family="text">
      <style:text-properties style:font-name="Liberation Sans" style:text-underline-style="none" officeooo:rsid="001f1084"/>
    </style:style>
    <style:style style:name="T19" style:family="text">
      <style:text-properties style:font-name="Liberation Sans" officeooo:rsid="001f9d8d"/>
    </style:style>
    <style:style style:name="T20" style:family="text">
      <style:text-properties fo:font-variant="normal" fo:text-transform="none" fo:color="#265180" style:font-name="Liberation Sans" fo:font-size="15pt" fo:letter-spacing="normal" fo:font-style="normal" style:text-underline-style="solid" style:text-underline-width="auto" style:text-underline-color="font-color" fo:font-weight="normal" officeooo:rsid="001f1084"/>
    </style:style>
    <style:style style:name="T21" style:family="text"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normal" officeooo:rsid="001f1084"/>
    </style:style>
    <style:style style:name="T22" style:family="text">
      <style:text-properties fo:font-variant="normal" fo:text-transform="none" fo:color="#000000" style:font-name="Liberation Sans" fo:font-size="15pt" fo:letter-spacing="normal" fo:font-style="normal" style:text-underline-style="none" fo:font-weight="normal" officeooo:rsid="001f1084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1f1084" style:font-size-asian="12pt" style:font-size-complex="12pt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officeooo:rsid="001f1084" style:font-size-asian="12pt" style:font-size-complex="12pt"/>
    </style:style>
    <style:style style:name="T25" style:family="text">
      <style:text-properties fo:font-variant="normal" fo:text-transform="none" fo:color="#000000" style:text-line-through-style="solid" style:text-line-through-type="single" style:font-name="Liberation Sans" fo:font-size="12pt" fo:letter-spacing="normal" fo:font-style="normal" style:text-underline-style="none" fo:font-weight="normal" officeooo:rsid="001f1084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style:text-underline-style="none" fo:font-weight="normal" officeooo:rsid="001f1084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style:text-underline-style="none" fo:font-weight="normal" officeooo:rsid="001f9d8d" style:font-size-asian="12pt" style:font-size-complex="12pt"/>
    </style:style>
    <style:style style:name="T28" style:family="text">
      <style:text-properties style:text-line-through-style="solid" style:text-line-through-type="single" style:font-name="Liberation Sans" style:text-underline-style="none" officeooo:rsid="001f1084"/>
    </style:style>
    <style:style style:name="T29" style:family="text">
      <style:text-properties style:text-line-through-style="none" style:text-line-through-type="none" style:font-name="Liberation Sans" style:text-underline-style="none" officeooo:rsid="001f10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trix-vermenigvuldiging</text:h>
      <text:p text:style-name="P11"><text:span text:style-name="T14"/></text:p>
      <text:h text:style-name="P3" text:outline-level="2">Leerdoelen</text:h>
      <text:p text:style-name="P4"/>
      <text:list xml:id="list1213865362" text:style-name="L2">
        <text:list-item>
          <text:p text:style-name="P8"><text:span text:style-name="T15">H</text:span><text:span text:style-name="T16">et </text:span><text:span text:style-name="T15">paraat hebben van</text:span><text:span text:style-name="T16"> </text:span><text:span text:style-name="T15">een deel van</text:span><text:span text:style-name="T19"> </text:span><text:span text:style-name="T15">de </text:span><text:span text:style-name="T16">wiskunde-voorkennis die nodig is om</text:span><text:span text:style-name="T15"> zelf</text:span><text:span text:style-name="T19"> </text:span><text:span text:style-name="T16">een neural net te maken</text:span></text:p>
          <text:p text:style-name="P7"><text:span text:style-name="T16"/></text:p>
        </text:list-item>
        <text:list-item>
          <text:p text:style-name="P8"><text:span text:style-name="T15">Kunnen werken met </text:span><text:span text:style-name="T9">d</text:span><text:span text:style-name="T26">e geïnstalleerde compiler</text:span><text:span text:style-name="T27"> </text:span><text:span text:style-name="T26">/</text:span><text:span text:style-name="T27"> </text:span><text:span text:style-name="T26">interpreter </text:span><text:span text:style-name="T27">vanaf de command prompt </text:span><text:span text:style-name="T26">en </text:span><text:span text:style-name="T27">met de gekozen e</text:span><text:span text:style-name="T26">ditor</text:span></text:p>
        </text:list-item>
      </text:list>
      <text:p text:style-name="P6"><text:span text:style-name="T13"/></text:p>
      <text:p text:style-name="P5"/>
      <text:h text:style-name="P3" text:outline-level="2">Inhoud</text:h>
      <text:p text:style-name="P9"/>
      <text:list xml:id="list1196103254" text:style-name="L1">
        <text:list-item>
          <text:p text:style-name="P10">Maak in de door jou gekozen programmeertaal een functie of operator die twee matrices met elkaar vermenigvuldigt.</text:p>
        </text:list-item>
        <text:list-item>
          <text:p text:style-name="P10">De matrices hebben willekeurige, maar bij elkaar passende afmetingen</text:p>
        </text:list-item>
        <text:list-item>
          <text:p text:style-name="P10">Gebruik GEEN libraries</text:p>
        </text:list-item>
        <text:list-item>
          <text:p text:style-name="P10">Zorg dat je regel voor regel kunt uitleggen hoe je code werk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venir Next" svg:font-family="'Avenir Next', 'Roboto Condensed', Arial, sans-serif"/>
    <style:font-face style:name="Mangal2" svg:font-family="Mangal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1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1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in" fo:margin-bottom="0in" loext:contextual-spacing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4-26T17:36:10.999216153</dc:date>
    <meta:editing-duration>PT1H54M4S</meta:editing-duration>
    <meta:editing-cycles>18</meta:editing-cycles>
    <meta:document-statistic meta:table-count="0" meta:image-count="0" meta:object-count="0" meta:page-count="1" meta:paragraph-count="11" meta:word-count="93" meta:character-count="569" meta:non-whitespace-character-count="493"/>
  </office:meta>
</office:document-meta>
</file>